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EC000003709F955930.png"/>
  <manifest:file-entry manifest:media-type="image/png" manifest:full-path="Pictures/10000201000006460000035FFB2BEFF3.png"/>
  <manifest:file-entry manifest:media-type="image/png" manifest:full-path="Pictures/100002010000053A000003ED19429A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y="16.267cm" svg:width="18.41cm" svg:height="10.684cm" draw:z-index="2"><draw:image xlink:href="Pictures/10000201000005EC000003709F955930.png" xlink:type="simple" xlink:show="embed" xlink:actuate="onLoad"/></draw:frame><draw:frame draw:style-name="fr2" draw:name="graphics3" text:anchor-type="paragraph" svg:x="0.767cm" svg:y="-1.593cm" svg:width="15.462cm" svg:height="11.61cm" draw:z-index="0"><draw:image xlink:href="Pictures/100002010000053A000003ED19429AF2.png" xlink:type="simple" xlink:show="embed" xlink:actuate="onLoad"/></draw:frame><draw:frame draw:style-name="fr1" draw:name="graphics4" text:anchor-type="paragraph" svg:y="8.043cm" svg:width="16.935cm" svg:height="9.098cm" draw:z-index="1"><draw:image xlink:href="Pictures/10000201000006460000035FFB2BEF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15$Win32 OpenOffice.org_project/4115m2$Build-9813</meta:generator>
    <dc:date>2024-05-31T12:35:13.81</dc:date>
    <meta:document-statistic meta:table-count="0" meta:image-count="3" meta:object-count="0" meta:page-count="1" meta:paragraph-count="0" meta:word-count="0" meta:character-count="0"/>
    <dc:creator>mih </dc:creator>
    <meta:user-defined meta:name="Info 1"/>
    <meta:user-defined meta:name="Info 2"/>
    <meta:user-defined meta:name="Info 3"/>
    <meta:user-defined meta:name="Info 4"/>
  </office:meta>
</office:document-meta>
</file>